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F000000B0F4A33964EE894A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5d0" officeooo:paragraph-rsid="001065d0"/>
    </style:style>
    <style:style style:name="P2" style:family="paragraph" style:parent-style-name="Standard">
      <style:text-properties officeooo:paragraph-rsid="001065d0"/>
    </style:style>
    <style:style style:name="P3" style:family="paragraph" style:parent-style-name="Standard">
      <style:paragraph-properties fo:text-align="start" style:justify-single-word="false"/>
      <style:text-properties officeooo:paragraph-rsid="001065d0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065d0" officeooo:paragraph-rsid="001065d0" style:font-weight-asian="bold" style:font-weight-complex="bold"/>
    </style:style>
    <style:style style:name="P5" style:family="paragraph" style:parent-style-name="Standard" style:list-style-name="L1">
      <style:text-properties officeooo:rsid="001065d0" officeooo:paragraph-rsid="001ad99c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065d0" officeooo:paragraph-rsid="001065d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6b35" officeooo:paragraph-rsid="00196b35" style:font-weight-asian="bold" style:font-weight-complex="bold"/>
    </style:style>
    <style:style style:name="P8" style:family="paragraph" style:parent-style-name="Standard">
      <style:text-properties officeooo:paragraph-rsid="001065d0"/>
    </style:style>
    <style:style style:name="P9" style:family="paragraph" style:parent-style-name="Standard">
      <style:text-properties style:text-underline-style="none" fo:font-weight="bold" officeooo:rsid="001065d0" officeooo:paragraph-rsid="001065d0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1065d0" officeooo:paragraph-rsid="001065d0" style:font-weight-asian="normal" style:font-weight-complex="normal"/>
    </style:style>
    <style:style style:name="P11" style:family="paragraph" style:parent-style-name="Standard">
      <style:text-properties officeooo:rsid="001ad99c" officeooo:paragraph-rsid="001ad99c"/>
    </style:style>
    <style:style style:name="T1" style:family="text">
      <style:text-properties officeooo:rsid="001065d0"/>
    </style:style>
    <style:style style:name="T2" style:family="text">
      <style:text-properties fo:font-weight="normal" officeooo:rsid="001ad99c" style:font-weight-asian="normal" style:font-weight-complex="normal"/>
    </style:style>
    <style:style style:name="T3" style:family="text">
      <style:text-properties officeooo:rsid="001ad9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okie Forgery</text:p>
      <text:p text:style-name="P1"/>
      <text:p text:style-name="P11">L’idée est modifier voir meme de créer un cookie qui simule la connexion à un compte sur le site</text:p>
      <text:p text:style-name="P1"/>
      <text:p text:style-name="P4">Exploration</text:p>
      <text:p text:style-name="P2"><text:span text:style-name="T1"><text:tab/></text:span><text:span text:style-name="T3">Quand on inspecte le site, on découvre très vite qu’il y a un cookie appelé I_am_admin</text:span></text:p>
      <text:p text:style-name="P3"><draw:frame draw:style-name="fr1" draw:name="Image1" text:anchor-type="char" svg:width="17cm" svg:height="1.852cm" draw:z-index="0"><draw:image xlink:href="Pictures/100002010000064F000000B0F4A33964EE894A36.png" xlink:type="simple" xlink:show="embed" xlink:actuate="onLoad" draw:mime-type="image/png"/></draw:frame></text:p>
      <text:p text:style-name="P4">Offensive</text:p>
      <text:p text:style-name="P2"><text:span text:style-name="T1"><text:tab/></text:span><text:span text:style-name="T3">On remarque rapidement l’attribut </text:span>"secure" <text:span text:style-name="T3">dont la valeur </text:span>est "false". <text:span text:style-name="T3">L</text:span>a valeur du cookie est « false » en md5 : <text:a xlink:type="simple" xlink:href="https://md5.gromweb.com/?md5=68934a3e9455fa72420237eb05902327" text:style-name="Internet_20_link" text:visited-style-name="Visited_20_Internet_20_Link">https://md5.gromweb.com/?md5=68934a3e9455fa72420237eb05902327</text:a><text:line-break/>On <text:span text:style-name="T3">change</text:span> cette valeur par « true » en md5 : b326b5062b2f0e69046810717534cb09<text:line-break/>on charge une <text:span text:style-name="T3">nouvelle page</text:span>.</text:p>
      <text:p text:style-name="P1"/>
      <text:p text:style-name="P4">Faille</text:p>
      <text:p text:style-name="P9"><text:tab/><text:span text:style-name="T2">L’existence d’un cookie propre à la connexion lors de la « simple visite »</text:span></text:p>
      <text:p text:style-name="P1"><text:tab/></text:p>
      <text:p text:style-name="P4">Mitigation</text:p>
      <text:p text:style-name="P10"><text:tab/><text:span text:style-name="T3">Ne pas mettre de nom aussi évident à un cookie, ne pas un créer un juste à la visite mais au pire une fois la connexion établie et uniquement par rapport au compte sur lequel on est connecté et non à un quelconque compte admin. Mettre une durée de vie aux cookies.</text:span></text:p>
      <text:p text:style-name="P1"/>
      <text:p text:style-name="P4">Sources</text:p>
      <text:list xml:id="list4083679505" text:style-name="L1">
        <text:list-item>
          <text:p text:style-name="P5"><text:a xlink:type="simple" xlink:href="https://md5.gromweb.com/?md5=68934a3e9455fa72420237eb05902327" text:style-name="Internet_20_link" text:visited-style-name="Visited_20_Internet_20_Link">https://md5.gromweb.com/?md5=68934a3e9455fa72420237eb05902327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1T15:07:36.762000000</meta:creation-date>
    <dc:date>2023-04-26T14:23:11.858000000</dc:date>
    <meta:editing-duration>PT40M2S</meta:editing-duration>
    <meta:editing-cycles>8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13" meta:word-count="149" meta:character-count="926" meta:non-whitespace-character-count="785"/>
  </office:meta>
</office:document-meta>
</file>